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stroke="dash" draw:stroke-dash="Ultrafine_20_Dashed" draw:fill="none" draw:textarea-vertical-align="middle"/>
    </style:style>
    <style:style style:name="gr8" style:family="graphic" style:parent-style-name="standard">
      <style:graphic-properties draw:stroke="none" svg:stroke-color="#000000" draw:fill="none" draw:fill-color="#ffffff" fo:min-height="0.454cm"/>
    </style:style>
    <style:style style:name="gr9" style:family="graphic" style:parent-style-name="standard">
      <style:graphic-properties draw:stroke="none" svg:stroke-color="#000000" draw:fill="none" draw:fill-color="#ffffff" fo:min-height="0.35cm"/>
    </style:style>
    <style:style style:name="gr10" style:family="graphic" style:parent-style-name="standard">
      <style:graphic-properties draw:stroke="none" svg:stroke-color="#000000" draw:fill="none" draw:fill-color="#ffffff" fo:min-height="0.4cm"/>
    </style:style>
    <style:style style:name="gr11" style:family="graphic" style:parent-style-name="standard">
      <style:graphic-properties draw:stroke="none" svg:stroke-color="#000000" draw:fill="none" draw:fill-color="#ffffff" fo:min-height="0.2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3" draw:id="id3" draw:layer="layout" svg:width="2.5cm" svg:height="1.5cm" svg:x="4.078cm" svg:y="9.26cm">
          <text:p text:style-name="P1"><text:span text:style-name="T1">parse_price</text:span></text:p>
        </draw:rect>
        <draw:line draw:style-name="gr2" draw:text-style-name="P1" draw:layer="layout" svg:x1="7.524cm" svg:y1="12.269cm" svg:x2="12.324cm" svg:y2="12.269cm">
          <text:p/>
        </draw:line>
        <draw:line draw:style-name="gr3" draw:text-style-name="P1" draw:layer="layout" svg:x1="11.6cm" svg:y1="10cm" svg:x2="13.4cm" svg:y2="10cm">
          <text:p/>
        </draw:line>
        <draw:connector draw:style-name="gr4" draw:text-style-name="P1" draw:layer="layout" draw:line-skew="0.349cm" svg:x1="8.787cm" svg:y1="5.002cm" svg:x2="10.1cm" svg:y2="7cm" draw:end-shape="id1" draw:end-glue-point="0" svg:d="m8787 5002v1098h1313v900">
          <text:p/>
        </draw:connector>
        <draw:custom-shape draw:style-name="gr5" draw:text-style-name="P2" xml:id="id2" draw:id="id2" draw:layer="layout" svg:width="2.9cm" svg:height="2.1cm" svg:x="1cm" svg:y="5.6cm">
          <text:p text:style-name="P2"><text:span text:style-name="T1">tcp/udp</text:span></text:p>
          <text:p text:style-name="P2"><text:span text:style-name="T1">price</text:span></text:p>
          <text:p text:style-name="P2"><text:span text:style-name="T1">sou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 xml:id="id5" draw:id="id5" draw:layer="layout" svg:width="2.9cm" svg:height="2.1cm" svg:x="16.5cm" svg:y="5.6cm">
          <text:p text:style-name="P2"><text:span text:style-name="T1">tcp/udp</text:span></text:p>
          <text:p text:style-name="P2"><text:span text:style-name="T1">trading</text:span></text:p>
          <text:p text:style-name="P2"><text:span text:style-name="T1">venu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xml:id="id4" draw:id="id4" draw:layer="layout" svg:width="2.5cm" svg:height="1.5cm" svg:x="13.4cm" svg:y="9.3cm">
          <text:p text:style-name="P1"><text:span text:style-name="T1">write_order</text:span></text:p>
        </draw:rect>
        <draw:connector draw:style-name="gr4" draw:text-style-name="P1" draw:layer="layout" svg:x1="2.45cm" svg:y1="7.7cm" svg:x2="4.078cm" svg:y2="10.01cm" draw:start-shape="id2" draw:start-glue-point="2" draw:end-shape="id3" draw:end-glue-point="3" svg:d="m2450 7700v2310h1628">
          <text:p/>
        </draw:connector>
        <draw:connector draw:style-name="gr4" draw:text-style-name="P1" draw:layer="layout" svg:x1="15.9cm" svg:y1="10.05cm" svg:x2="17.95cm" svg:y2="7.7cm" draw:start-shape="id4" draw:start-glue-point="1" draw:end-shape="id5" svg:d="m15900 10050h2050v-2350">
          <text:p/>
        </draw:connector>
        <draw:rect draw:style-name="gr1" draw:text-style-name="P2" draw:layer="layout" svg:width="3.1cm" svg:height="1.5cm" svg:x="8.5cm" svg:y="9.3cm">
          <text:p text:style-name="P1"><text:span text:style-name="T1">search_control</text:span></text:p>
        </draw:rect>
        <draw:line draw:style-name="gr3" draw:text-style-name="P1" draw:layer="layout" svg:x1="6.6cm" svg:y1="10cm" svg:x2="8.5cm" svg:y2="10cm">
          <text:p/>
        </draw:line>
        <draw:custom-shape draw:style-name="gr6" draw:text-style-name="P1" draw:layer="layout" svg:width="1cm" svg:height="1.2cm" svg:x="9.5cm" svg:y="10.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0.6cm" svg:height="0.7cm" svg:x="7.5cm" svg:y="12.4cm">
          <text:p/>
        </draw:rect>
        <draw:rect draw:style-name="gr1" draw:text-style-name="P2" draw:layer="layout" svg:width="0.6cm" svg:height="0.7cm" svg:x="10.699cm" svg:y="12.399cm">
          <text:p/>
        </draw:rect>
        <draw:rect draw:style-name="gr1" draw:text-style-name="P2" draw:layer="layout" svg:width="0.6cm" svg:height="0.7cm" svg:x="9.899cm" svg:y="12.399cm">
          <text:p/>
        </draw:rect>
        <draw:rect draw:style-name="gr1" draw:text-style-name="P2" draw:layer="layout" svg:width="0.6cm" svg:height="0.7cm" svg:x="9.099cm" svg:y="12.399cm">
          <text:p/>
        </draw:rect>
        <draw:rect draw:style-name="gr1" draw:text-style-name="P2" draw:layer="layout" svg:width="0.6cm" svg:height="0.7cm" svg:x="8.299cm" svg:y="12.399cm">
          <text:p/>
        </draw:rect>
        <draw:rect draw:style-name="gr1" draw:text-style-name="P2" draw:layer="layout" svg:width="0.6cm" svg:height="0.7cm" svg:x="11.899cm" svg:y="12.399cm">
          <text:p/>
        </draw:rect>
        <draw:line draw:style-name="gr7" draw:text-style-name="P1" draw:layer="layout" svg:x1="11.4cm" svg:y1="12.8cm" svg:x2="11.8cm" svg:y2="12.8cm">
          <text:p/>
        </draw:line>
        <draw:frame draw:style-name="gr8" draw:text-style-name="P3" draw:layer="layout" svg:width="3.521cm" svg:height="0.721cm" svg:x="8.179cm" svg:y="13.096cm">
          <draw:text-box>
            <text:p text:style-name="P3"><text:span text:style-name="T1">search_item list</text:span></text:p>
          </draw:text-box>
        </draw:frame>
        <draw:frame draw:style-name="gr9" draw:text-style-name="P3" draw:layer="layout" svg:width="1.2cm" svg:height="0.721cm" svg:x="10.2cm" svg:y="11.179cm">
          <draw:text-box>
            <text:p text:style-name="P3"><text:span text:style-name="T1">bus</text:span></text:p>
          </draw:text-box>
        </draw:frame>
        <draw:rect draw:style-name="gr1" draw:text-style-name="P2" xml:id="id1" draw:id="id1" draw:layer="layout" svg:width="8.801cm" svg:height="0.7cm" svg:x="5.7cm" svg:y="7cm">
          <text:p text:style-name="P2">control array</text:p>
        </draw:rect>
        <draw:frame draw:style-name="gr10" draw:text-style-name="P3" draw:layer="layout" svg:width="4.2cm" svg:height="0.721cm" svg:x="8.7cm" svg:y="5cm">
          <draw:text-box>
            <text:p text:style-name="P3"><text:span text:style-name="T1">wishbone to cpu</text:span></text:p>
          </draw:text-box>
        </draw:frame>
        <draw:line draw:style-name="gr7" draw:text-style-name="P1" draw:layer="layout" svg:x1="6cm" svg:y1="7.7cm" svg:x2="6cm" svg:y2="9.2cm">
          <text:p/>
        </draw:line>
        <draw:line draw:style-name="gr7" draw:text-style-name="P1" draw:layer="layout" svg:x1="8.899cm" svg:y1="7.699cm" svg:x2="8.899cm" svg:y2="9.199cm">
          <text:p/>
        </draw:line>
        <draw:line draw:style-name="gr7" draw:text-style-name="P1" draw:layer="layout" svg:x1="14.299cm" svg:y1="7.699cm" svg:x2="14.299cm" svg:y2="9.199cm">
          <text:p/>
        </draw:line>
        <draw:line draw:style-name="gr7" draw:text-style-name="P1" draw:layer="layout" svg:x1="14.399cm" svg:y1="7.699cm" svg:x2="14.399cm" svg:y2="9.199cm">
          <text:p/>
        </draw:line>
        <draw:line draw:style-name="gr7" draw:text-style-name="P1" draw:layer="layout" svg:x1="8.799cm" svg:y1="7.699cm" svg:x2="8.799cm" svg:y2="9.199cm">
          <text:p/>
        </draw:line>
        <draw:line draw:style-name="gr7" draw:text-style-name="P1" draw:layer="layout" svg:x1="8.699cm" svg:y1="7.699cm" svg:x2="8.699cm" svg:y2="9.199cm">
          <text:p/>
        </draw:line>
        <draw:frame draw:style-name="gr11" draw:text-style-name="P3" draw:layer="layout" svg:width="2.2cm" svg:height="0.721cm" svg:x="1.6cm" svg:y="8.3cm">
          <draw:text-box>
            <text:p text:style-name="P3"><text:span text:style-name="T1">sfp/bnc</text:span></text:p>
          </draw:text-box>
        </draw:frame>
        <draw:frame draw:style-name="gr11" draw:text-style-name="P3" draw:layer="layout" svg:width="2.2cm" svg:height="0.721cm" svg:x="17.1cm" svg:y="8.301cm">
          <draw:text-box>
            <text:p text:style-name="P3"><text:span text:style-name="T1">sfp/bn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5-09T17:21:54</meta:creation-date>
    <dc:date>2015-05-09T17:48:40</dc:date>
    <meta:editing-duration>PT25M30S</meta:editing-duration>
    <meta:editing-cycles>2</meta:editing-cycles>
    <meta:generator>OpenOffice.org/3.4.1$Unix OpenOffice.org_project/341m1$Build-9593</meta:generator>
    <meta:document-statistic meta:object-count="31"/>
  </office:meta>
</office:document-meta>
</file>